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2.0243in"/>
    </style:style>
    <style:style style:name="Table1.B" style:family="table-column">
      <style:table-column-properties style:column-width="1.7597in"/>
    </style:style>
    <style:style style:name="Table1.C" style:family="table-column">
      <style:table-column-properties style:column-width="1.5743in"/>
    </style:style>
    <style:style style:name="Table1.D" style:family="table-column">
      <style:table-column-properties style:column-width="1.5667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3"/>
    <style:style style:name="P28" style:family="paragraph" style:parent-style-name="Heading_20_3">
      <style:paragraph-properties fo:break-before="page"/>
    </style:style>
    <style:style style:name="P29" style:family="paragraph" style:parent-style-name="Table_20_Heading">
      <style:paragraph-properties fo:margin-left="0in" fo:margin-right="0in" fo:text-indent="0in" style:auto-text-indent="false"/>
    </style:style>
    <style:style style:name="P30" style:family="paragraph" style:parent-style-name="Table_20_Contents">
      <style:paragraph-properties fo:margin-left="0in" fo:margin-right="0in" fo:text-indent="0in" style:auto-text-indent="false"/>
    </style:style>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ustom_vit_decoder.py file defines the ImageCaptioningModel, which consists of a Vision Transformer (ViT) encoder (ViTEncoder) and a transformer decoder (TransformerDecoder). These components rely on hyperparameters defined in a config module and additional parameters defined within the classes. Below, I’ll list all the parameters and hyperparameters for both the ViT encoder and the transformer decoder, explain their roles, and clarify whether they are model parameters (learnable weights) or hyperparameters (fixed settings). The explanations will be concise yet comprehensive, tailored to their use in the image captioning system for the COCO dataset.</text:p>
      <text:p text:style-name="Horizontal_20_Line"/>
      <text:h text:style-name="Heading_20_3" text:outline-level="3"><text:span text:style-name="Strong_20_Emphasis">ViT Encoder Parameters and Hyperparameters</text:span></text:h>
      <text:p text:style-name="P1">The ViT encoder is implemented in the ViTEncoder class, which includes a PatchEmbedding module and a series of TransformerEncoderLayers. Below are the parameters and hyperparameters, organized by component.</text:p>
      <text:h text:style-name="Heading_20_4" text:outline-level="4"><text:span text:style-name="Strong_20_Emphasis">1. PatchEmbedding (Part of ViTEncoder)</text:span></text:h>
      <text:p text:style-name="P1"><text:span text:style-name="Strong_20_Emphasis">Hyperparameters</text:span> (from config or class initialization):</text:p>
      <text:list text:style-name="L1">
        <text:list-item>
          <text:p text:style-name="P2"><text:span text:style-name="Strong_20_Emphasis">img_size</text:span> (default: config.IMAGE_SIZE[0], e.g., 224) </text:p>
          <text:list>
            <text:list-item>
              <text:p text:style-name="P2"><text:span text:style-name="Strong_20_Emphasis">Explanation</text:span>: The height/width of input images (assumed square). For COCO images, this is typically 224x224 pixels, determining the input resolution. </text:p>
            </text:list-item>
            <text:list-item>
              <text:p text:style-name="P2"><text:span text:style-name="Strong_20_Emphasis">Role</text:span>: Defines the image size for patch extraction, affecting the number of patches. </text:p>
            </text:list-item>
          </text:list>
        </text:list-item>
        <text:list-item>
          <text:p text:style-name="P2"><text:span text:style-name="Strong_20_Emphasis">patch_size</text:span> (default: config.PATCH_SIZE, e.g., 16) </text:p>
          <text:list>
            <text:list-item>
              <text:p text:style-name="P2"><text:span text:style-name="Strong_20_Emphasis">Explanation</text:span>: The size of each square patch (e.g., 16x16 pixels). Images are divided into non-overlapping patches. </text:p>
            </text:list-item>
            <text:list-item>
              <text:p text:style-name="P2"><text:span text:style-name="Strong_20_Emphasis">Role</text:span>: Controls the granularity of image division, impacting the number of patches and model complexity. </text:p>
            </text:list-item>
          </text:list>
        </text:list-item>
        <text:list-item>
          <text:p text:style-name="P2"><text:span text:style-name="Strong_20_Emphasis">in_channels</text:span> (default: 3) </text:p>
          <text:list>
            <text:list-item>
              <text:p text:style-name="P2"><text:span text:style-name="Strong_20_Emphasis">Explanation</text:span>: Number of input channels (3 for RGB images, as used in COCO). </text:p>
            </text:list-item>
            <text:list-item>
              <text:p text:style-name="P2"><text:span text:style-name="Strong_20_Emphasis">Role</text:span>: Specifies the input depth for the convolutional layer that projects patches to embeddings. </text:p>
            </text:list-item>
          </text:list>
        </text:list-item>
        <text:list-item>
          <text:p text:style-name="P2"><text:span text:style-name="Strong_20_Emphasis">embed_dim</text:span> (default: config.EMBED_DIM, e.g., 768) </text:p>
          <text:list>
            <text:list-item>
              <text:p text:style-name="P2"><text:span text:style-name="Strong_20_Emphasis">Explanation</text:span>: The dimensionality of patch and [CLS] token embeddings. </text:p>
            </text:list-item>
            <text:list-item>
              <text:p text:style-name="P2"><text:span text:style-name="Strong_20_Emphasis">Role</text:span>: Determines the size of the feature vectors processed by the transformer, affecting model capacity. </text:p>
            </text:list-item>
          </text:list>
        </text:list-item>
        <text:list-item>
          <text:p text:style-name="P2"><text:span text:style-name="Strong_20_Emphasis">n_patches</text:span> (derived: (img_size // patch_size) ** 2, e.g., 196 for 224x224 images with 16x16 patches) </text:p>
          <text:list>
            <text:list-item>
              <text:p text:style-name="P2"><text:span text:style-name="Strong_20_Emphasis">Explanation</text:span>: The number of patches extracted from the image, calculated as the square of the image size divided by patch size. </text:p>
            </text:list-item>
            <text:list-item>
              <text:p text:style-name="P3"><text:span text:style-name="Strong_20_Emphasis">Role</text:span>: Defines the sequence length (plus [CLS] token) for the transformer encoder (e.g., 196 patches + 1 [CLS] = 197). </text:p>
            </text:list-item>
          </text:list>
        </text:list-item>
      </text:list>
      <text:p text:style-name="P1"><text:span text:style-name="Strong_20_Emphasis">Parameters</text:span> (learnable weights):</text:p>
      <text:list text:style-name="L2">
        <text:list-item>
          <text:p text:style-name="P4"><text:soft-page-break/><text:span text:style-name="Strong_20_Emphasis">projection</text:span> (nn.Conv2d(in_channels, embed_dim, kernel_size=patch_size, stride=patch_size)) </text:p>
          <text:list>
            <text:list-item>
              <text:p text:style-name="P4"><text:span text:style-name="Strong_20_Emphasis">Explanation</text:span>: A convolutional layer that projects each patch to an embed_dim-dimensional vector. </text:p>
            </text:list-item>
            <text:list-item>
              <text:p text:style-name="P4"><text:span text:style-name="Strong_20_Emphasis">Shape</text:span>: Weights: [embed_dim, in_channels, patch_size, patch_size] (e.g., [768, 3, 16, 16]), Bias: [embed_dim] (e.g., [768]). </text:p>
            </text:list-item>
            <text:list-item>
              <text:p text:style-name="P4"><text:span text:style-name="Strong_20_Emphasis">Role</text:span>: Transforms raw pixel patches into embedded representations. </text:p>
            </text:list-item>
          </text:list>
        </text:list-item>
        <text:list-item>
          <text:p text:style-name="P4"><text:span text:style-name="Strong_20_Emphasis">cls_token</text:span> (nn.Parameter(torch.randn(1, 1, embed_dim))) </text:p>
          <text:list>
            <text:list-item>
              <text:p text:style-name="P4"><text:span text:style-name="Strong_20_Emphasis">Explanation</text:span>: A learnable [CLS] token prepended to the patch sequence, used to aggregate global image information (similar to BERT’s [CLS] token). </text:p>
            </text:list-item>
            <text:list-item>
              <text:p text:style-name="P4"><text:span text:style-name="Strong_20_Emphasis">Shape</text:span>: [1, 1, embed_dim] (e.g., [1, 1, 768]). </text:p>
            </text:list-item>
            <text:list-item>
              <text:p text:style-name="P4"><text:span text:style-name="Strong_20_Emphasis">Role</text:span>: Captures a global image representation for the decoder. </text:p>
            </text:list-item>
          </text:list>
        </text:list-item>
        <text:list-item>
          <text:p text:style-name="P4"><text:span text:style-name="Strong_20_Emphasis">pos_embed</text:span> (nn.Parameter(torch.randn(1, n_patches + 1, embed_dim))) </text:p>
          <text:list>
            <text:list-item>
              <text:p text:style-name="P4"><text:span text:style-name="Strong_20_Emphasis">Explanation</text:span>: Learnable positional embeddings for each patch and the [CLS] token. </text:p>
            </text:list-item>
            <text:list-item>
              <text:p text:style-name="P4"><text:span text:style-name="Strong_20_Emphasis">Shape</text:span>: [1, n_patches + 1, embed_dim] (e.g., [1, 197, 768]). </text:p>
            </text:list-item>
            <text:list-item>
              <text:p text:style-name="P5"><text:span text:style-name="Strong_20_Emphasis">Role</text:span>: Adds positional information to patches, enabling the transformer to distinguish their spatial arrangement. </text:p>
            </text:list-item>
          </text:list>
        </text:list-item>
      </text:list>
      <text:h text:style-name="Heading_20_4" text:outline-level="4"><text:span text:style-name="Strong_20_Emphasis">2. TransformerEncoderLayer</text:span></text:h>
      <text:p text:style-name="P1"><text:span text:style-name="Strong_20_Emphasis">Hyperparameters</text:span>:</text:p>
      <text:list text:style-name="L3">
        <text:list-item>
          <text:p text:style-name="P6"><text:span text:style-name="Strong_20_Emphasis">embed_dim</text:span> (default: config.EMBED_DIM, e.g., 768) </text:p>
          <text:list>
            <text:list-item>
              <text:p text:style-name="P6"><text:span text:style-name="Strong_20_Emphasis">Explanation</text:span>: The dimensionality of input/output embeddings, matching PatchEmbedding. </text:p>
            </text:list-item>
            <text:list-item>
              <text:p text:style-name="P6"><text:span text:style-name="Strong_20_Emphasis">Role</text:span>: Defines the size of feature vectors processed in attention and feed-forward layers. </text:p>
            </text:list-item>
          </text:list>
        </text:list-item>
        <text:list-item>
          <text:p text:style-name="P6"><text:span text:style-name="Strong_20_Emphasis">num_heads</text:span> (default: 12) </text:p>
          <text:list>
            <text:list-item>
              <text:p text:style-name="P6"><text:span text:style-name="Strong_20_Emphasis">Explanation</text:span>: Number of attention heads in multi-head attention. </text:p>
            </text:list-item>
            <text:list-item>
              <text:p text:style-name="P6"><text:span text:style-name="Strong_20_Emphasis">Role</text:span>: Controls parallelism in attention, with embed_dim / num_heads (e.g., 768 / 12 = 64) as the head dimension. </text:p>
            </text:list-item>
          </text:list>
        </text:list-item>
        <text:list-item>
          <text:p text:style-name="P6"><text:span text:style-name="Strong_20_Emphasis">ff_dim</text:span> (default: 3072) </text:p>
          <text:list>
            <text:list-item>
              <text:p text:style-name="P6"><text:span text:style-name="Strong_20_Emphasis">Explanation</text:span>: The hidden dimension of the feed-forward network (FFN) in each encoder layer. </text:p>
            </text:list-item>
            <text:list-item>
              <text:p text:style-name="P6"><text:span text:style-name="Strong_20_Emphasis">Role</text:span>: Determines the capacity of the FFN, typically 4x embed_dim for transformers. </text:p>
            </text:list-item>
          </text:list>
        </text:list-item>
        <text:list-item>
          <text:p text:style-name="P6"><text:span text:style-name="Strong_20_Emphasis">dropout</text:span> (default: 0.1) </text:p>
          <text:list>
            <text:list-item>
              <text:p text:style-name="P6"><text:span text:style-name="Strong_20_Emphasis">Explanation</text:span>: Dropout rate applied after attention and FFN layers. </text:p>
            </text:list-item>
            <text:list-item>
              <text:p text:style-name="P7"><text:span text:style-name="Strong_20_Emphasis">Role</text:span>: Prevents overfitting by randomly dropping activations during training. </text:p>
            </text:list-item>
          </text:list>
        </text:list-item>
      </text:list>
      <text:p text:style-name="P1"><text:span text:style-name="Strong_20_Emphasis">Parameters</text:span>:</text:p>
      <text:list text:style-name="L4">
        <text:list-item>
          <text:p text:style-name="P8"><text:span text:style-name="Strong_20_Emphasis">attn.qkv</text:span> (nn.Linear(embed_dim, embed_dim * 3)) </text:p>
          <text:list>
            <text:list-item>
              <text:p text:style-name="P8"><text:span text:style-name="Strong_20_Emphasis">Explanation</text:span>: Linear layer generating query, key, and value vectors for multi-head attention. </text:p>
            </text:list-item>
            <text:list-item>
              <text:p text:style-name="P8"><text:span text:style-name="Strong_20_Emphasis">Shape</text:span>: Weights: [embed_dim * 3, embed_dim] (e.g., [2304, 768]), Bias: [embed_dim * 3] (e.g., [2304]). </text:p>
            </text:list-item>
            <text:list-item>
              <text:p text:style-name="P8"><text:span text:style-name="Strong_20_Emphasis">Role</text:span>: Projects input embeddings into Q, K, V for attention computation. </text:p>
            </text:list-item>
          </text:list>
        </text:list-item>
        <text:list-item>
          <text:p text:style-name="P8"><text:soft-page-break/><text:span text:style-name="Strong_20_Emphasis">attn.proj</text:span> (nn.Linear(embed_dim, embed_dim)) </text:p>
          <text:list>
            <text:list-item>
              <text:p text:style-name="P8"><text:span text:style-name="Strong_20_Emphasis">Explanation</text:span>: Linear layer projecting attention output back to embed_dim. </text:p>
            </text:list-item>
            <text:list-item>
              <text:p text:style-name="P8"><text:span text:style-name="Strong_20_Emphasis">Shape</text:span>: Weights: [embed_dim, embed_dim] (e.g., [768, 768]), Bias: [embed_dim] (e.g., [768]). </text:p>
            </text:list-item>
            <text:list-item>
              <text:p text:style-name="P8"><text:span text:style-name="Strong_20_Emphasis">Role</text:span>: Combines multi-head attention outputs. </text:p>
            </text:list-item>
          </text:list>
        </text:list-item>
        <text:list-item>
          <text:p text:style-name="P8"><text:span text:style-name="Strong_20_Emphasis">ff</text:span> (nn.Sequential(nn.Linear(embed_dim, ff_dim), nn.GELU(), nn.Linear(ff_dim, embed_dim))) </text:p>
          <text:list>
            <text:list-item>
              <text:p text:style-name="P8"><text:span text:style-name="Strong_20_Emphasis">Explanation</text:span>: Feed-forward network with two linear layers and GELU activation. </text:p>
            </text:list-item>
            <text:list-item>
              <text:p text:style-name="P8"><text:span text:style-name="Strong_20_Emphasis">Shape</text:span>: </text:p>
              <text:list>
                <text:list-item>
                  <text:p text:style-name="P8">First nn.Linear: Weights: [ff_dim, embed_dim] (e.g., [3072, 768]), Bias: [ff_dim] (e.g., [3072]). </text:p>
                </text:list-item>
                <text:list-item>
                  <text:p text:style-name="P8">Second nn.Linear: Weights: [embed_dim, ff_dim] (e.g., [768, 3072]), Bias: [embed_dim] (e.g., [768]). </text:p>
                </text:list-item>
              </text:list>
            </text:list-item>
            <text:list-item>
              <text:p text:style-name="P8"><text:span text:style-name="Strong_20_Emphasis">Role</text:span>: Applies position-wise transformations to enhance feature representations. </text:p>
            </text:list-item>
          </text:list>
        </text:list-item>
        <text:list-item>
          <text:p text:style-name="P8"><text:span text:style-name="Strong_20_Emphasis">norm1, norm2</text:span> (nn.LayerNorm(embed_dim)) </text:p>
          <text:list>
            <text:list-item>
              <text:p text:style-name="P8"><text:span text:style-name="Strong_20_Emphasis">Explanation</text:span>: Layer normalization applied after attention and FFN. </text:p>
            </text:list-item>
            <text:list-item>
              <text:p text:style-name="P8"><text:span text:style-name="Strong_20_Emphasis">Shape</text:span>: Weights and Bias: [embed_dim] (e.g., [768]) for each. </text:p>
            </text:list-item>
            <text:list-item>
              <text:p text:style-name="P9"><text:span text:style-name="Strong_20_Emphasis">Role</text:span>: Stabilizes training by normalizing activations. </text:p>
            </text:list-item>
          </text:list>
        </text:list-item>
      </text:list>
      <text:h text:style-name="Heading_20_4" text:outline-level="4"><text:span text:style-name="Strong_20_Emphasis">3. ViTEncoder</text:span></text:h>
      <text:p text:style-name="P1"><text:span text:style-name="Strong_20_Emphasis">Hyperparameters</text:span>:</text:p>
      <text:list text:style-name="L5">
        <text:list-item>
          <text:p text:style-name="P10"><text:span text:style-name="Strong_20_Emphasis">num_layers</text:span> (default: 12) </text:p>
          <text:list>
            <text:list-item>
              <text:p text:style-name="P10"><text:span text:style-name="Strong_20_Emphasis">Explanation</text:span>: Number of transformer encoder layers. </text:p>
            </text:list-item>
            <text:list-item>
              <text:p text:style-name="P10"><text:span text:style-name="Strong_20_Emphasis">Role</text:span>: Controls the depth of the encoder, affecting its capacity to model complex image features. </text:p>
            </text:list-item>
          </text:list>
        </text:list-item>
        <text:list-item>
          <text:p text:style-name="P11">Inherits img_size, patch_size, in_channels, embed_dim, num_heads, ff_dim from PatchEmbedding and TransformerEncoderLayer. </text:p>
        </text:list-item>
      </text:list>
      <text:p text:style-name="P1"><text:span text:style-name="Strong_20_Emphasis">Parameters</text:span>:</text:p>
      <text:list text:style-name="L6">
        <text:list-item>
          <text:p text:style-name="P12"><text:span text:style-name="Strong_20_Emphasis">patch_embed</text:span> (parameters from PatchEmbedding): projection, cls_token, pos_embed. </text:p>
        </text:list-item>
        <text:list-item>
          <text:p text:style-name="P12"><text:span text:style-name="Strong_20_Emphasis">layers</text:span> (parameters from num_layers instances of TransformerEncoderLayer): attn.qkv, attn.proj, ff, norm1, norm2 for each layer. </text:p>
        </text:list-item>
        <text:list-item>
          <text:p text:style-name="P12"><text:span text:style-name="Strong_20_Emphasis">norm</text:span> (nn.LayerNorm(embed_dim)) </text:p>
          <text:list>
            <text:list-item>
              <text:p text:style-name="P12"><text:span text:style-name="Strong_20_Emphasis">Explanation</text:span>: Final layer normalization after all encoder layers. </text:p>
            </text:list-item>
            <text:list-item>
              <text:p text:style-name="P12"><text:span text:style-name="Strong_20_Emphasis">Shape</text:span>: Weights and Bias: [embed_dim] (e.g., [768]). </text:p>
            </text:list-item>
            <text:list-item>
              <text:p text:style-name="P13"><text:span text:style-name="Strong_20_Emphasis">Role</text:span>: Normalizes the final encoder output. </text:p>
            </text:list-item>
          </text:list>
        </text:list-item>
      </text:list>
      <text:p text:style-name="Horizontal_20_Line"/>
      <text:h text:style-name="Heading_20_3" text:outline-level="3"><text:span text:style-name="Strong_20_Emphasis">Transformer Decoder Parameters and Hyperparameters</text:span></text:h>
      <text:p text:style-name="P1">The transformer decoder is implemented in the TransformerDecoder class, with TransformerDecoderLayers for processing tokenized captions.</text:p>
      <text:h text:style-name="Heading_20_4" text:outline-level="4"><text:soft-page-break/><text:span text:style-name="Strong_20_Emphasis">1. TransformerDecoderLayer</text:span></text:h>
      <text:p text:style-name="P1"><text:span text:style-name="Strong_20_Emphasis">Hyperparameters</text:span>:</text:p>
      <text:list text:style-name="L7">
        <text:list-item>
          <text:p text:style-name="P14"><text:span text:style-name="Strong_20_Emphasis">embed_dim</text:span> (default: config.DEC_EMBED_DIM, e.g., 512) </text:p>
          <text:list>
            <text:list-item>
              <text:p text:style-name="P14"><text:span text:style-name="Strong_20_Emphasis">Explanation</text:span>: Dimensionality of decoder embeddings, potentially different from encoder’s embed_dim. </text:p>
            </text:list-item>
            <text:list-item>
              <text:p text:style-name="P14"><text:span text:style-name="Strong_20_Emphasis">Role</text:span>: Defines the size of token embeddings and attention outputs. </text:p>
            </text:list-item>
          </text:list>
        </text:list-item>
        <text:list-item>
          <text:p text:style-name="P14"><text:span text:style-name="Strong_20_Emphasis">num_heads</text:span> (default: 8) </text:p>
          <text:list>
            <text:list-item>
              <text:p text:style-name="P14"><text:span text:style-name="Strong_20_Emphasis">Explanation</text:span>: Number of attention heads in self-attention and cross-attention. </text:p>
            </text:list-item>
            <text:list-item>
              <text:p text:style-name="P14"><text:span text:style-name="Strong_20_Emphasis">Role</text:span>: Controls parallelism, with embed_dim / num_heads (e.g., 512 / 8 = 64) as the head dimension. </text:p>
            </text:list-item>
          </text:list>
        </text:list-item>
        <text:list-item>
          <text:p text:style-name="P14"><text:span text:style-name="Strong_20_Emphasis">ff_dim</text:span> (default: 2048) </text:p>
          <text:list>
            <text:list-item>
              <text:p text:style-name="P14"><text:span text:style-name="Strong_20_Emphasis">Explanation</text:span>: Hidden dimension of the feed-forward network. </text:p>
            </text:list-item>
            <text:list-item>
              <text:p text:style-name="P14"><text:span text:style-name="Strong_20_Emphasis">Role</text:span>: Determines FFN capacity, typically 4x embed_dim. </text:p>
            </text:list-item>
          </text:list>
        </text:list-item>
        <text:list-item>
          <text:p text:style-name="P14"><text:span text:style-name="Strong_20_Emphasis">dropout</text:span> (default: 0.1) </text:p>
          <text:list>
            <text:list-item>
              <text:p text:style-name="P14"><text:span text:style-name="Strong_20_Emphasis">Explanation</text:span>: Dropout rate for attention and FFN layers. </text:p>
            </text:list-item>
            <text:list-item>
              <text:p text:style-name="P15"><text:span text:style-name="Strong_20_Emphasis">Role</text:span>: Prevents overfitting. </text:p>
            </text:list-item>
          </text:list>
        </text:list-item>
      </text:list>
      <text:p text:style-name="P1"><text:span text:style-name="Strong_20_Emphasis">Parameters</text:span>:</text:p>
      <text:list text:style-name="L8">
        <text:list-item>
          <text:p text:style-name="P16"><text:span text:style-name="Strong_20_Emphasis">self_attn.qkv, cross_attn.qkv</text:span> (nn.Linear(embed_dim, embed_dim * 3)) </text:p>
          <text:list>
            <text:list-item>
              <text:p text:style-name="P16"><text:span text:style-name="Strong_20_Emphasis">Explanation</text:span>: Linear layers for query, key, value in self-attention and cross-attention. </text:p>
            </text:list-item>
            <text:list-item>
              <text:p text:style-name="P16"><text:span text:style-name="Strong_20_Emphasis">Shape</text:span>: Weights: [embed_dim * 3, embed_dim] (e.g., [1536, 512]), Bias: [embed_dim * 3] (e.g., [1536]) for each. </text:p>
            </text:list-item>
            <text:list-item>
              <text:p text:style-name="P16"><text:span text:style-name="Strong_20_Emphasis">Role</text:span>: Generates Q, K, V for self-attention (within captions) and cross-attention (with encoder memory). </text:p>
            </text:list-item>
          </text:list>
        </text:list-item>
        <text:list-item>
          <text:p text:style-name="P16"><text:span text:style-name="Strong_20_Emphasis">self_attn.proj, cross_attn.proj</text:span> (nn.Linear(embed_dim, embed_dim)) </text:p>
          <text:list>
            <text:list-item>
              <text:p text:style-name="P16"><text:span text:style-name="Strong_20_Emphasis">Explanation</text:span>: Projection layers for attention outputs. </text:p>
            </text:list-item>
            <text:list-item>
              <text:p text:style-name="P16"><text:span text:style-name="Strong_20_Emphasis">Shape</text:span>: Weights: [embed_dim, embed_dim] (e.g., [512, 512]), Bias: [embed_dim] (e.g., [512]) for each. </text:p>
            </text:list-item>
            <text:list-item>
              <text:p text:style-name="P16"><text:span text:style-name="Strong_20_Emphasis">Role</text:span>: Combines attention outputs. </text:p>
            </text:list-item>
          </text:list>
        </text:list-item>
        <text:list-item>
          <text:p text:style-name="P16"><text:span text:style-name="Strong_20_Emphasis">ff</text:span> (nn.Sequential(nn.Linear(embed_dim, ff_dim), nn.GELU(), nn.Linear(ff_dim, embed_dim))) </text:p>
          <text:list>
            <text:list-item>
              <text:p text:style-name="P16"><text:span text:style-name="Strong_20_Emphasis">Explanation</text:span>: Feed-forward network. </text:p>
            </text:list-item>
            <text:list-item>
              <text:p text:style-name="P16"><text:span text:style-name="Strong_20_Emphasis">Shape</text:span>: </text:p>
              <text:list>
                <text:list-item>
                  <text:p text:style-name="P16">First nn.Linear: Weights: [ff_dim, embed_dim] (e.g., [2048, 512]), Bias: [ff_dim] (e.g., [2048]). </text:p>
                </text:list-item>
                <text:list-item>
                  <text:p text:style-name="P16">Second nn.Linear: Weights: [embed_dim, ff_dim] (e.g., [512, 2048]), Bias: [embed_dim] (e.g., [512]). </text:p>
                </text:list-item>
              </text:list>
            </text:list-item>
            <text:list-item>
              <text:p text:style-name="P16"><text:span text:style-name="Strong_20_Emphasis">Role</text:span>: Enhances token representations. </text:p>
            </text:list-item>
          </text:list>
        </text:list-item>
        <text:list-item>
          <text:p text:style-name="P16"><text:span text:style-name="Strong_20_Emphasis">norm1, norm2, norm3</text:span> (nn.LayerNorm(embed_dim)) </text:p>
          <text:list>
            <text:list-item>
              <text:p text:style-name="P16"><text:span text:style-name="Strong_20_Emphasis">Explanation</text:span>: Layer normalization after self-attention, cross-attention, and FFN. </text:p>
            </text:list-item>
            <text:list-item>
              <text:p text:style-name="P16"><text:span text:style-name="Strong_20_Emphasis">Shape</text:span>: Weights and Bias: [embed_dim] (e.g., [512]) for each. </text:p>
            </text:list-item>
            <text:list-item>
              <text:p text:style-name="P17"><text:span text:style-name="Strong_20_Emphasis">Role</text:span>: Stabilizes training. </text:p>
            </text:list-item>
          </text:list>
        </text:list-item>
      </text:list>
      <text:h text:style-name="Heading_20_4" text:outline-level="4"><text:soft-page-break/><text:span text:style-name="Strong_20_Emphasis">2. TransformerDecoder</text:span></text:h>
      <text:p text:style-name="P1"><text:span text:style-name="Strong_20_Emphasis">Hyperparameters</text:span>:</text:p>
      <text:list text:style-name="L9">
        <text:list-item>
          <text:p text:style-name="P18"><text:span text:style-name="Strong_20_Emphasis">vocab_size</text:span> (default: config.VOCAB_SIZE, e.g., 30,000) </text:p>
          <text:list>
            <text:list-item>
              <text:p text:style-name="P18"><text:span text:style-name="Strong_20_Emphasis">Explanation</text:span>: Size of the vocabulary, matching the SentencePiece tokenizer’s vocabulary (from tokenizer.vocab). </text:p>
            </text:list-item>
            <text:list-item>
              <text:p text:style-name="P18"><text:span text:style-name="Strong_20_Emphasis">Role</text:span>: Determines the output dimension for token predictions. </text:p>
            </text:list-item>
          </text:list>
        </text:list-item>
        <text:list-item>
          <text:p text:style-name="P18"><text:span text:style-name="Strong_20_Emphasis">embed_dim</text:span> (default: config.DEC_EMBED_DIM, e.g., 512) </text:p>
          <text:list>
            <text:list-item>
              <text:p text:style-name="P18"><text:span text:style-name="Strong_20_Emphasis">Explanation</text:span>: Dimensionality of token embeddings. </text:p>
            </text:list-item>
            <text:list-item>
              <text:p text:style-name="P18"><text:span text:style-name="Strong_20_Emphasis">Role</text:span>: Defines the size of decoder inputs/outputs. </text:p>
            </text:list-item>
          </text:list>
        </text:list-item>
        <text:list-item>
          <text:p text:style-name="P18"><text:span text:style-name="Strong_20_Emphasis">num_layers</text:span> (default: 6) </text:p>
          <text:list>
            <text:list-item>
              <text:p text:style-name="P18"><text:span text:style-name="Strong_20_Emphasis">Explanation</text:span>: Number of decoder layers. </text:p>
            </text:list-item>
            <text:list-item>
              <text:p text:style-name="P18"><text:span text:style-name="Strong_20_Emphasis">Role</text:span>: Controls decoder depth, affecting caption generation capacity. </text:p>
            </text:list-item>
          </text:list>
        </text:list-item>
        <text:list-item>
          <text:p text:style-name="P18"><text:span text:style-name="Strong_20_Emphasis">num_heads</text:span> (default: 8) </text:p>
          <text:list>
            <text:list-item>
              <text:p text:style-name="P18"><text:span text:style-name="Strong_20_Emphasis">Explanation</text:span>: Number of attention heads per layer. </text:p>
            </text:list-item>
            <text:list-item>
              <text:p text:style-name="P18"><text:span text:style-name="Strong_20_Emphasis">Role</text:span>: Same as in TransformerDecoderLayer. </text:p>
            </text:list-item>
          </text:list>
        </text:list-item>
        <text:list-item>
          <text:p text:style-name="P18"><text:span text:style-name="Strong_20_Emphasis">ff_dim</text:span> (default: 2048) </text:p>
          <text:list>
            <text:list-item>
              <text:p text:style-name="P18"><text:span text:style-name="Strong_20_Emphasis">Explanation</text:span>: Feed-forward network hidden dimension. </text:p>
            </text:list-item>
            <text:list-item>
              <text:p text:style-name="P18"><text:span text:style-name="Strong_20_Emphasis">Role</text:span>: Same as in TransformerDecoderLayer. </text:p>
            </text:list-item>
          </text:list>
        </text:list-item>
        <text:list-item>
          <text:p text:style-name="P18"><text:span text:style-name="Strong_20_Emphasis">max_seq_len</text:span> (default: config.MAX_SEQ_LEN, e.g., 50) </text:p>
          <text:list>
            <text:list-item>
              <text:p text:style-name="P18"><text:span text:style-name="Strong_20_Emphasis">Explanation</text:span>: Maximum length of generated captions. </text:p>
            </text:list-item>
            <text:list-item>
              <text:p text:style-name="P19"><text:span text:style-name="Strong_20_Emphasis">Role</text:span>: Limits positional embeddings and sequence length during generation. </text:p>
            </text:list-item>
          </text:list>
        </text:list-item>
      </text:list>
      <text:p text:style-name="P1"><text:span text:style-name="Strong_20_Emphasis">Parameters</text:span>:</text:p>
      <text:list text:style-name="L10">
        <text:list-item>
          <text:p text:style-name="P20"><text:span text:style-name="Strong_20_Emphasis">token_embed</text:span> (nn.Embedding(vocab_size, embed_dim)) </text:p>
          <text:list>
            <text:list-item>
              <text:p text:style-name="P20"><text:span text:style-name="Strong_20_Emphasis">Explanation</text:span>: Embeds token IDs into embed_dim-dimensional vectors. </text:p>
            </text:list-item>
            <text:list-item>
              <text:p text:style-name="P20"><text:span text:style-name="Strong_20_Emphasis">Shape</text:span>: Weights: [vocab_size, embed_dim] (e.g., [30,000, 512]). </text:p>
            </text:list-item>
            <text:list-item>
              <text:p text:style-name="P20"><text:span text:style-name="Strong_20_Emphasis">Role</text:span>: Converts input token IDs (from tokenizer) to embeddings. </text:p>
            </text:list-item>
          </text:list>
        </text:list-item>
        <text:list-item>
          <text:p text:style-name="P20"><text:span text:style-name="Strong_20_Emphasis">pos_embed</text:span> (nn.Parameter(torch.randn(1, max_seq_len, embed_dim))) </text:p>
          <text:list>
            <text:list-item>
              <text:p text:style-name="P20"><text:span text:style-name="Strong_20_Emphasis">Explanation</text:span>: Learnable positional embeddings for caption tokens. </text:p>
            </text:list-item>
            <text:list-item>
              <text:p text:style-name="P20"><text:span text:style-name="Strong_20_Emphasis">Shape</text:span>: [1, max_seq_len, embed_dim] (e.g., [1, 50, 512]). </text:p>
            </text:list-item>
            <text:list-item>
              <text:p text:style-name="P20"><text:span text:style-name="Strong_20_Emphasis">Role</text:span>: Adds positional information to token embeddings. </text:p>
            </text:list-item>
          </text:list>
        </text:list-item>
        <text:list-item>
          <text:p text:style-name="P20"><text:span text:style-name="Strong_20_Emphasis">layers</text:span> (parameters from num_layers instances of TransformerDecoderLayer): self_attn, cross_attn, ff, norm1, norm2, norm3 for each layer. </text:p>
        </text:list-item>
        <text:list-item>
          <text:p text:style-name="P20"><text:span text:style-name="Strong_20_Emphasis">norm</text:span> (nn.LayerNorm(embed_dim)) </text:p>
          <text:list>
            <text:list-item>
              <text:p text:style-name="P20"><text:span text:style-name="Strong_20_Emphasis">Explanation</text:span>: Final layer normalization. </text:p>
            </text:list-item>
            <text:list-item>
              <text:p text:style-name="P20"><text:span text:style-name="Strong_20_Emphasis">Shape</text:span>: Weights and Bias: [embed_dim] (e.g., [512]). </text:p>
            </text:list-item>
            <text:list-item>
              <text:p text:style-name="P20"><text:span text:style-name="Strong_20_Emphasis">Role</text:span>: Normalizes decoder output. </text:p>
            </text:list-item>
          </text:list>
        </text:list-item>
        <text:list-item>
          <text:p text:style-name="P20"><text:span text:style-name="Strong_20_Emphasis">proj</text:span> (nn.Linear(embed_dim, vocab_size)) </text:p>
          <text:list>
            <text:list-item>
              <text:p text:style-name="P20"><text:span text:style-name="Strong_20_Emphasis">Explanation</text:span>: Projects decoder output to vocabulary logits. </text:p>
            </text:list-item>
            <text:list-item>
              <text:p text:style-name="P20"><text:span text:style-name="Strong_20_Emphasis">Shape</text:span>: Weights: [vocab_size, embed_dim] (e.g., [30,000, 512]), Bias: [vocab_size] (e.g., [30,000]). </text:p>
            </text:list-item>
            <text:list-item>
              <text:p text:style-name="P21"><text:span text:style-name="Strong_20_Emphasis">Role</text:span>: Produces probabilities for next-token prediction. </text:p>
            </text:list-item>
          </text:list>
        </text:list-item>
      </text:list>
      <text:p text:style-name="Horizontal_20_Line"><text:soft-page-break/></text:p>
      <text:h text:style-name="Heading_20_3" text:outline-level="3"><text:span text:style-name="Strong_20_Emphasis">ImageCaptioningModel Parameters and Hyperparameters</text:span></text:h>
      <text:p text:style-name="P1">The ImageCaptioningModel ties the ViT encoder and transformer decoder together, with an additional projection layer.</text:p>
      <text:p text:style-name="P1"><text:span text:style-name="Strong_20_Emphasis">Hyperparameters</text:span>:</text:p>
      <text:list text:style-name="L11">
        <text:list-item>
          <text:p text:style-name="P22"><text:span text:style-name="Strong_20_Emphasis">vocab_size</text:span> (default: config.VOCAB_SIZE, e.g., 30,000) </text:p>
          <text:list>
            <text:list-item>
              <text:p text:style-name="P22"><text:span text:style-name="Strong_20_Emphasis">Explanation</text:span>: Vocabulary size for the decoder, matching the tokenizer. </text:p>
            </text:list-item>
            <text:list-item>
              <text:p text:style-name="P22"><text:span text:style-name="Strong_20_Emphasis">Role</text:span>: Defines the output space for caption generation. </text:p>
            </text:list-item>
          </text:list>
        </text:list-item>
        <text:list-item>
          <text:p text:style-name="P22"><text:span text:style-name="Strong_20_Emphasis">img_size</text:span> (default: config.IMAGE_SIZE[0], e.g., 224) </text:p>
          <text:list>
            <text:list-item>
              <text:p text:style-name="P22"><text:span text:style-name="Strong_20_Emphasis">Explanation</text:span>: Image size for the encoder. </text:p>
            </text:list-item>
            <text:list-item>
              <text:p text:style-name="P22"><text:span text:style-name="Strong_20_Emphasis">Role</text:span>: Same as in PatchEmbedding. </text:p>
            </text:list-item>
          </text:list>
        </text:list-item>
        <text:list-item>
          <text:p text:style-name="P22"><text:span text:style-name="Strong_20_Emphasis">patch_size</text:span> (default: config.PATCH_SIZE, e.g., 16) </text:p>
          <text:list>
            <text:list-item>
              <text:p text:style-name="P22"><text:span text:style-name="Strong_20_Emphasis">Explanation</text:span>: Patch size for the encoder. </text:p>
            </text:list-item>
            <text:list-item>
              <text:p text:style-name="P22"><text:span text:style-name="Strong_20_Emphasis">Role</text:span>: Same as in PatchEmbedding. </text:p>
            </text:list-item>
          </text:list>
        </text:list-item>
        <text:list-item>
          <text:p text:style-name="P22"><text:span text:style-name="Strong_20_Emphasis">embed_dim</text:span> (default: config.EMBED_DIM, e.g., 768) </text:p>
          <text:list>
            <text:list-item>
              <text:p text:style-name="P22"><text:span text:style-name="Strong_20_Emphasis">Explanation</text:span>: Encoder embedding dimension. </text:p>
            </text:list-item>
            <text:list-item>
              <text:p text:style-name="P22"><text:span text:style-name="Strong_20_Emphasis">Role</text:span>: Same as in ViTEncoder. </text:p>
            </text:list-item>
          </text:list>
        </text:list-item>
        <text:list-item>
          <text:p text:style-name="P22"><text:span text:style-name="Strong_20_Emphasis">dec_embed_dim</text:span> (default: config.DEC_EMBED_DIM, e.g., 512) </text:p>
          <text:list>
            <text:list-item>
              <text:p text:style-name="P22"><text:span text:style-name="Strong_20_Emphasis">Explanation</text:span>: Decoder embedding dimension, potentially different from embed_dim. </text:p>
            </text:list-item>
            <text:list-item>
              <text:p text:style-name="P23"><text:span text:style-name="Strong_20_Emphasis">Role</text:span>: Allows flexibility in decoder capacity, aligned with projection layer. </text:p>
            </text:list-item>
          </text:list>
        </text:list-item>
      </text:list>
      <text:p text:style-name="P1"><text:span text:style-name="Strong_20_Emphasis">Parameters</text:span>:</text:p>
      <text:list text:style-name="L12">
        <text:list-item>
          <text:p text:style-name="P24"><text:span text:style-name="Strong_20_Emphasis">encoder</text:span> (parameters from ViTEncoder): Includes all parameters from PatchEmbedding and TransformerEncoderLayers. </text:p>
        </text:list-item>
        <text:list-item>
          <text:p text:style-name="P24"><text:span text:style-name="Strong_20_Emphasis">projection</text:span> (nn.Linear(embed_dim, dec_embed_dim)) </text:p>
          <text:list>
            <text:list-item>
              <text:p text:style-name="P24"><text:span text:style-name="Strong_20_Emphasis">Explanation</text:span>: Projects encoder output to decoder’s embedding dimension. </text:p>
            </text:list-item>
            <text:list-item>
              <text:p text:style-name="P24"><text:span text:style-name="Strong_20_Emphasis">Shape</text:span>: Weights: [dec_embed_dim, embed_dim] (e.g., [512, 768]), Bias: [dec_embed_dim] (e.g., [512]). </text:p>
            </text:list-item>
            <text:list-item>
              <text:p text:style-name="P24"><text:span text:style-name="Strong_20_Emphasis">Role</text:span>: Aligns encoder and decoder feature dimensions. </text:p>
            </text:list-item>
          </text:list>
        </text:list-item>
        <text:list-item>
          <text:p text:style-name="P25"><text:span text:style-name="Strong_20_Emphasis">decoder</text:span> (parameters from TransformerDecoder): Includes all parameters from TransformerDecoderLayers, token_embed, pos_embed, norm, proj. </text:p>
        </text:list-item>
      </text:list>
      <text:p text:style-name="Horizontal_20_Line"/>
      <text:h text:style-name="Heading_20_3" text:outline-level="3"><text:span text:style-name="Strong_20_Emphasis">Integration with COCO and Tokenizer</text:span></text:h>
      <text:list text:style-name="L13">
        <text:list-item>
          <text:p text:style-name="P26"><text:span text:style-name="Strong_20_Emphasis">COCO Dataset</text:span>: </text:p>
          <text:list>
            <text:list-item>
              <text:p text:style-name="P26">img_size (e.g., 224) and in_channels (3) are tailored for COCO’s RGB images. </text:p>
            </text:list-item>
            <text:list-item>
              <text:p text:style-name="P26">vocab_size (e.g., 30,000) matches the SentencePiece tokenizer trained on COCO captions (tokenizer.vocab). </text:p>
            </text:list-item>
            <text:list-item>
              <text:p text:style-name="P26">max_seq_len (e.g., 50) is set to accommodate typical COCO caption lengths. </text:p>
            </text:list-item>
          </text:list>
        </text:list-item>
        <text:list-item>
          <text:p text:style-name="P26"><text:span text:style-name="Strong_20_Emphasis">Tokenizer</text:span>: </text:p>
          <text:list>
            <text:list-item>
              <text:p text:style-name="P26"><text:soft-page-break/>The decoder’s token_embed and proj layers use vocab_size from the tokenizer, ensuring compatibility with tokens like &lt;BOS&gt;, &lt;EOS&gt;, &lt;PAD&gt; (IDs 3, 4, 5). </text:p>
            </text:list-item>
            <text:list-item>
              <text:p text:style-name="P27">The generate method in ImageCaptioningModel uses the tokenizer’s bos_id and eos_id for autoregressive caption generation.</text:p>
            </text:list-item>
          </text:list>
        </text:list-item>
      </text:list>
      <text:p text:style-name="Standard"/>
      <text:h text:style-name="P28" text:outline-level="3"><text:span text:style-name="Strong_20_Emphasis">Summary Table</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Component</text:span></text:p>
            </table:table-cell>
            <table:table-cell table:style-name="Table1.A1" office:value-type="string">
              <text:p text:style-name="Table_20_Heading"><text:span text:style-name="Strong_20_Emphasis">Hyperparameters</text:span></text:p>
            </table:table-cell>
            <table:table-cell table:style-name="Table1.A1" office:value-type="string">
              <text:p text:style-name="Table_20_Heading"><text:span text:style-name="Strong_20_Emphasis">Parameters</text:span></text:p>
            </table:table-cell>
            <table:table-cell table:style-name="Table1.A1" office:value-type="string">
              <text:p text:style-name="P29"><text:span text:style-name="Strong_20_Emphasis">Explanation</text:span></text:p>
            </table:table-cell>
          </table:table-row>
        </table:table-header-rows>
        <table:table-row>
          <table:table-cell table:style-name="Table1.A1" office:value-type="string">
            <text:p text:style-name="P30"><text:span text:style-name="Strong_20_Emphasis">PatchEmbedding</text:span></text:p>
          </table:table-cell>
          <table:table-cell table:style-name="Table1.A1" office:value-type="string">
            <text:p text:style-name="P30">img_size, patch_size, in_channels, embed_dim, n_patches (derived)</text:p>
          </table:table-cell>
          <table:table-cell table:style-name="Table1.A1" office:value-type="string">
            <text:p text:style-name="P30">projection, cls_token, pos_embed</text:p>
          </table:table-cell>
          <table:table-cell table:style-name="Table1.A1" office:value-type="string">
            <text:p text:style-name="P30">Converts images to patch embeddings with positional information.</text:p>
          </table:table-cell>
        </table:table-row>
        <table:table-row>
          <table:table-cell table:style-name="Table1.A1" office:value-type="string">
            <text:p text:style-name="P30"><text:span text:style-name="Strong_20_Emphasis">TransformerEncoderLayer</text:span></text:p>
          </table:table-cell>
          <table:table-cell table:style-name="Table1.A1" office:value-type="string">
            <text:p text:style-name="P30">embed_dim, num_heads, ff_dim, dropout</text:p>
          </table:table-cell>
          <table:table-cell table:style-name="Table1.A1" office:value-type="string">
            <text:p text:style-name="P30">attn.qkv, attn.proj, ff, norm1, norm2</text:p>
          </table:table-cell>
          <table:table-cell table:style-name="Table1.A1" office:value-type="string">
            <text:p text:style-name="P30">Processes patch embeddings with self-attention and FFN.</text:p>
          </table:table-cell>
        </table:table-row>
        <table:table-row>
          <table:table-cell table:style-name="Table1.A1" office:value-type="string">
            <text:p text:style-name="P30"><text:span text:style-name="Strong_20_Emphasis">ViTEncoder</text:span></text:p>
          </table:table-cell>
          <table:table-cell table:style-name="Table1.A1" office:value-type="string">
            <text:p text:style-name="P30">num_layers, plus inherited from above</text:p>
          </table:table-cell>
          <table:table-cell table:style-name="Table1.A1" office:value-type="string">
            <text:p text:style-name="P30">patch_embed, layers, norm</text:p>
          </table:table-cell>
          <table:table-cell table:style-name="Table1.A1" office:value-type="string">
            <text:p text:style-name="P30">Encodes images into contextualized embeddings.</text:p>
          </table:table-cell>
        </table:table-row>
        <table:table-row>
          <table:table-cell table:style-name="Table1.A1" office:value-type="string">
            <text:p text:style-name="P30"><text:span text:style-name="Strong_20_Emphasis">TransformerDecoderLayer</text:span></text:p>
          </table:table-cell>
          <table:table-cell table:style-name="Table1.A1" office:value-type="string">
            <text:p text:style-name="P30">embed_dim, num_heads, ff_dim, dropout</text:p>
          </table:table-cell>
          <table:table-cell table:style-name="Table1.A1" office:value-type="string">
            <text:p text:style-name="P30">self_attn.qkv, self_attn.proj, cross_attn.qkv, cross_attn.proj, ff, norm1, norm2, norm3</text:p>
          </table:table-cell>
          <table:table-cell table:style-name="Table1.A1" office:value-type="string">
            <text:p text:style-name="P30">Processes captions with self-attention and cross-attention to encoder output.</text:p>
          </table:table-cell>
        </table:table-row>
        <table:table-row>
          <table:table-cell table:style-name="Table1.A1" office:value-type="string">
            <text:p text:style-name="P30"><text:span text:style-name="Strong_20_Emphasis">TransformerDecoder</text:span></text:p>
          </table:table-cell>
          <table:table-cell table:style-name="Table1.A1" office:value-type="string">
            <text:p text:style-name="P30">vocab_size, embed_dim, num_layers, num_heads, ff_dim, max_seq_len</text:p>
          </table:table-cell>
          <table:table-cell table:style-name="Table1.A1" office:value-type="string">
            <text:p text:style-name="P30">token_embed, pos_embed, layers, norm, proj</text:p>
          </table:table-cell>
          <table:table-cell table:style-name="Table1.A1" office:value-type="string">
            <text:p text:style-name="P30">Generates caption token probabilities.</text:p>
          </table:table-cell>
        </table:table-row>
        <table:table-row>
          <table:table-cell table:style-name="Table1.A1" office:value-type="string">
            <text:p text:style-name="P30"><text:span text:style-name="Strong_20_Emphasis">ImageCaptioningModel</text:span></text:p>
          </table:table-cell>
          <table:table-cell table:style-name="Table1.A1" office:value-type="string">
            <text:p text:style-name="P30">vocab_size, img_size, patch_size, embed_dim, dec_embed_dim</text:p>
          </table:table-cell>
          <table:table-cell table:style-name="Table1.A1" office:value-type="string">
            <text:p text:style-name="P30">encoder, projection, decoder</text:p>
          </table:table-cell>
          <table:table-cell table:style-name="Table1.A1" office:value-type="string">
            <text:p text:style-name="Table_20_Contents">Combines encoder and decoder for end-to-end image captioning.</text:p>
          </table:table-cell>
        </table:table-row>
      </table:table>
      <text:p text:style-name="Horizontal_20_Line"/>
      <text:h text:style-name="Heading_20_3" text:outline-level="3"><text:span text:style-name="Strong_20_Emphasis">Example Values and Impact</text:span></text:h>
      <text:list text:style-name="L14">
        <text:list-item>
          <text:p text:style-name="P31"><text:span text:style-name="Strong_20_Emphasis">ViT Encoder</text:span> (e.g., img_size=224, patch_size=16, embed_dim=768, num_layers=12, num_heads=12, ff_dim=3072): </text:p>
          <text:list>
            <text:list-item>
              <text:p text:style-name="P31">Processes 224x224 COCO images into 196 patches + 1 [CLS] token, producing [batch_size, 197, 768] embeddings. </text:p>
            </text:list-item>
            <text:list-item>
              <text:p text:style-name="P31">High num_layers and num_heads ensure robust feature extraction, suitable for complex images. </text:p>
            </text:list-item>
          </text:list>
        </text:list-item>
        <text:list-item>
          <text:p text:style-name="P31"><text:span text:style-name="Strong_20_Emphasis">Transformer Decoder</text:span> (e.g., vocab_size=30,000, embed_dim=512, num_layers=6, num_heads=8, ff_dim=2048, max_seq_len=50): </text:p>
          <text:list>
            <text:list-item>
              <text:p text:style-name="P31">Handles COCO captions with a large vocabulary and moderate sequence length. </text:p>
            </text:list-item>
            <text:list-item>
              <text:p text:style-name="P31">Fewer layers/heads than the encoder reduce computational cost, as decoding is autoregressive. </text:p>
            </text:list-item>
          </text:list>
        </text:list-item>
        <text:list-item>
          <text:p text:style-name="P32"><text:span text:style-name="Strong_20_Emphasis">Projection Layer</text:span>: Bridges embed_dim (768) to dec_embed_dim (512), allowing flexibility in model design. </text:p>
        </text:list-item>
      </text:list>
      <text:p text:style-name="Horizontal_20_Line"/>
      <text:h text:style-name="Heading_20_3" text:outline-level="3"><text:soft-page-break/><text:span text:style-name="Strong_20_Emphasis">Notes</text:span></text:h>
      <text:list text:style-name="L15">
        <text:list-item>
          <text:p text:style-name="P33"><text:span text:style-name="Strong_20_Emphasis">Config Dependency</text:span>: Most hyperparameters are sourced from the config module (e.g., config.IMAGE_SIZE, config.VOCAB_SIZE), centralizing settings for consistency with train_custom_model.py and tokenizer.py. </text:p>
        </text:list-item>
        <text:list-item>
          <text:p text:style-name="P33"><text:span text:style-name="Strong_20_Emphasis">Learnable Parameters</text:span>: The model has millions of parameters (e.g., ViT with 12 layers and decoder with 6 layers), typical for transformer-based models, trained from scratch on COCO (no pre-trained weights indicated). </text:p>
        </text:list-item>
        <text:list-item>
          <text:p text:style-name="P34"><text:span text:style-name="Strong_20_Emphasis">COCO Specificity</text:span>: Hyperparameters like img_size, vocab_size, and max_seq_len are tailored for COCO’s image-caption pairs, aligning with the tokenizer’s vocabulary. </text:p>
        </text:list-item>
      </text:list>
      <text:p text:style-name="P1">If you need a parameter count, a sample configuration with exact values, or a deeper dive into any component’s role, let me know!</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7T22:17:31.099233160</meta:creation-date>
    <dc:date>2025-07-27T22:18:46.677842291</dc:date>
    <meta:editing-duration>PT1M17S</meta:editing-duration>
    <meta:editing-cycles>1</meta:editing-cycles>
    <meta:document-statistic meta:table-count="1" meta:image-count="0" meta:object-count="0" meta:page-count="9" meta:paragraph-count="227" meta:word-count="1963" meta:character-count="15023" meta:non-whitespace-character-count="13288"/>
    <meta:generator>LibreOffice/25.2.5.2$Linux_X86_64 LibreOffice_project/520$Build-2</meta:generator>
  </office:meta>
</office:document-meta>
</file>